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Helvetica, sans-serif"/>
    <style:font-face style:name="Liberation Serif1" svg:font-family="'Liberation Serif'" style:font-family-generic="roman"/>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fr" fo:country="FR" officeooo:rsid="001f1018" officeooo:paragraph-rsid="001f1018"/>
    </style:style>
    <style:style style:name="P2" style:family="paragraph" style:parent-style-name="Standard">
      <style:text-properties fo:language="fr" fo:country="FR" officeooo:rsid="001f685a" officeooo:paragraph-rsid="001f685a"/>
    </style:style>
    <style:style style:name="P3" style:family="paragraph" style:parent-style-name="Standard">
      <style:text-properties fo:language="fr" fo:country="FR" fo:font-weight="bold" officeooo:rsid="0019dfa1" officeooo:paragraph-rsid="001f685a" style:font-weight-asian="bold" style:font-weight-complex="bold"/>
    </style:style>
    <style:style style:name="P4" style:family="paragraph" style:parent-style-name="Standard">
      <style:text-properties fo:language="fr" fo:country="FR" fo:font-weight="bold" officeooo:rsid="00369a94" officeooo:paragraph-rsid="001f685a" style:font-weight-asian="bold" style:font-weight-complex="bold"/>
    </style:style>
    <style:style style:name="P5" style:family="paragraph" style:parent-style-name="Standard">
      <style:text-properties fo:language="fr" fo:country="FR" fo:font-weight="normal" officeooo:rsid="001f685a" officeooo:paragraph-rsid="001f685a" style:font-weight-asian="normal" style:font-weight-complex="normal"/>
    </style:style>
    <style:style style:name="P6" style:family="paragraph" style:parent-style-name="Standard">
      <style:text-properties fo:language="fr" fo:country="FR" fo:font-weight="normal" officeooo:rsid="002c551f" officeooo:paragraph-rsid="001f685a" style:font-weight-asian="normal" style:font-weight-complex="normal"/>
    </style:style>
    <style:style style:name="P7" style:family="paragraph" style:parent-style-name="Standard">
      <style:text-properties fo:language="fr" fo:country="FR" fo:font-weight="normal" officeooo:rsid="0019dfa1" officeooo:paragraph-rsid="001f685a" style:font-weight-asian="normal" style:font-weight-complex="normal"/>
    </style:style>
    <style:style style:name="P8" style:family="paragraph" style:parent-style-name="Standard">
      <style:text-properties fo:language="fr" fo:country="FR" fo:font-weight="normal" officeooo:rsid="001db171" officeooo:paragraph-rsid="001f685a" style:font-weight-asian="normal" style:font-weight-complex="normal"/>
    </style:style>
    <style:style style:name="P9" style:family="paragraph" style:parent-style-name="Standard">
      <style:text-properties fo:language="fr" fo:country="FR" fo:font-weight="normal" officeooo:rsid="001bc052" officeooo:paragraph-rsid="001f685a" style:font-weight-asian="normal" style:font-weight-complex="normal"/>
    </style:style>
    <style:style style:name="P10" style:family="paragraph" style:parent-style-name="Standard">
      <style:text-properties fo:language="fr" fo:country="FR" fo:font-weight="normal" officeooo:rsid="001caf5d" officeooo:paragraph-rsid="001f685a" style:font-weight-asian="normal" style:font-weight-complex="normal"/>
    </style:style>
    <style:style style:name="P11" style:family="paragraph" style:parent-style-name="Standard">
      <style:text-properties fo:language="fr" fo:country="FR" fo:font-weight="normal" officeooo:rsid="001ed28d" officeooo:paragraph-rsid="001f685a" style:font-weight-asian="normal" style:font-weight-complex="normal"/>
    </style:style>
    <style:style style:name="P12" style:family="paragraph" style:parent-style-name="Standard">
      <style:text-properties officeooo:paragraph-rsid="001f685a"/>
    </style:style>
    <style:style style:name="P13" style:family="paragraph" style:parent-style-name="Standard">
      <style:text-properties style:font-name="Verdana" fo:font-size="10pt" fo:language="fr" fo:country="FR" fo:font-weight="normal" officeooo:rsid="001ed28d" officeooo:paragraph-rsid="001f685a" style:font-weight-asian="normal" style:font-weight-complex="normal"/>
    </style:style>
    <style:style style:name="P14" style:family="paragraph" style:parent-style-name="Standard">
      <style:text-properties fo:color="#1c1c1c" style:text-outline="false" style:font-name="Helvetica" fo:font-size="14pt" fo:letter-spacing="normal" fo:language="fr" fo:country="FR" fo:font-weight="normal" officeooo:rsid="001ed28d" officeooo:paragraph-rsid="001f685a" style:letter-kerning="false" style:font-size-asian="14pt" style:font-weight-asian="normal" style:font-weight-complex="normal"/>
    </style:style>
    <style:style style:name="P15" style:family="paragraph" style:parent-style-name="Text_20_body">
      <style:text-properties fo:language="fr" fo:country="FR" fo:font-weight="normal" officeooo:rsid="001f685a" officeooo:paragraph-rsid="001f685a" style:font-weight-asian="normal" style:font-weight-complex="normal"/>
    </style:style>
    <style:style style:name="T1" style:family="text">
      <style:text-properties officeooo:rsid="001f685a"/>
    </style:style>
    <style:style style:name="T2" style:family="text">
      <style:text-properties style:font-name="Liberation Serif1" style:font-name-asian="Liberation Serif1" style:font-name-complex="Liberation Serif1"/>
    </style:style>
    <style:style style:name="T3" style:family="text">
      <style:text-properties style:font-name="Liberation Serif" style:font-name-asian="Droid Sans Fallback" style:font-name-complex="FreeSans"/>
    </style:style>
    <style:style style:name="T4" style:family="text">
      <style:text-properties officeooo:rsid="0031071a"/>
    </style:style>
    <style:style style:name="T5" style:family="text">
      <style:text-properties officeooo:rsid="001caf5d"/>
    </style:style>
    <style:style style:name="T6" style:family="text">
      <style:text-properties officeooo:rsid="001db171"/>
    </style:style>
    <style:style style:name="T7" style:family="text">
      <style:text-properties style:font-name="Verdana" fo:font-size="10pt"/>
    </style:style>
    <style:style style:name="T8" style:family="text">
      <style:text-properties style:font-name="Verdana" fo:font-size="10pt" fo:font-weight="bold"/>
    </style:style>
    <style:style style:name="T9" style:family="text">
      <style:text-properties fo:font-weight="bold" style:font-weight-asian="bold" style:font-weight-complex="bold"/>
    </style:style>
    <style:style style:name="T10" style:family="text">
      <style:text-properties fo:font-weight="bold" officeooo:rsid="00365ae9" style:font-weight-asian="bold" style:font-weight-complex="bold"/>
    </style:style>
    <style:style style:name="T11" style:family="text">
      <style:text-properties officeooo:rsid="00365ae9"/>
    </style:style>
    <style:style style:name="T12" style:family="text">
      <style:text-properties fo:language="fr" fo:country="FR" fo:font-weight="normal" officeooo:rsid="001ed28d" style:font-weight-asian="normal" style:font-weight-complex="normal"/>
    </style:style>
    <style:style style:name="T13" style:family="text">
      <style:text-properties fo:language="fr" fo:country="FR" fo:font-weight="normal" officeooo:rsid="002c8113" style:font-weight-asian="normal" style:font-weight-complex="normal"/>
    </style:style>
    <style:style style:name="T14" style:family="text">
      <style:text-properties fo:color="#1c1c1c" style:text-outline="false" style:font-name="Helvetica" fo:font-size="12pt" fo:letter-spacing="normal" style:letter-kerning="false" style:font-size-asian="12pt" style:font-size-complex="12pt"/>
    </style:style>
    <style:style style:name="T15" style:family="text">
      <style:text-properties fo:color="#1c1c1c" style:text-outline="false" style:font-name="Helvetica" fo:font-size="12pt" fo:letter-spacing="normal" officeooo:rsid="002c8113" style:letter-kerning="false" style:font-size-asian="12pt" style:font-size-complex="12pt"/>
    </style:style>
    <style:style style:name="T16" style:family="text">
      <style:text-properties fo:color="#092f9d" style:text-outline="false" style:font-name="Helvetica" fo:font-size="12pt" fo:letter-spacing="normal" style:letter-kerning="false"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coles et Service internet 2012-2013:</text:p>
      <text:p text:style-name="P1"/>
      <text:p text:style-name="P1">Excercice 1:</text:p>
      <text:p text:style-name="P1"/>
      <text:p text:style-name="P1">1_</text:p>
      <text:p text:style-name="P2">La page html.</text:p>
      <text:p text:style-name="P1">Une image.</text:p>
      <text:p text:style-name="P1">Un lien vers url.</text:p>
      <text:p text:style-name="P1">Une image issue d'un lien vers un url.</text:p>
      <text:p text:style-name="P1">Une image.</text:p>
      <text:p text:style-name="P1"/>
      <text:p text:style-name="P1">2_</text:p>
      <text:p text:style-name="P1">a_ La fermeture de la connexion juste après le get indique que la connexion est en mode non persistant, les objets nécessiteront donc à être téléchargé. </text:p>
      <text:p text:style-name="P1"/>
      <text:p text:style-name="P1">b_ Ici, la connexion n'est pas immédiatement fermé, ce qui indique une connexion persistant, donc les 1ere image sont en train d'être demandé en requête.</text:p>
      <text:p text:style-name="P1"/>
      <text:p text:style-name="P1">c_ </text:p>
      <text:p text:style-name="P1">En mode non persistant, il y a autant de <text:span text:style-name="T1">connexion</text:span> avec le serveur, qu'il y a d'objet.</text:p>
      <text:p text:style-name="P1">En mode persistant, <text:span text:style-name="T1">Une connexion suffit.</text:span></text:p>
      <text:p text:style-name="P1"/>
      <text:p text:style-name="P2">On a donc : 1* nombred'objet = 5</text:p>
      <text:p text:style-name="P2">et 1 seul.</text:p>
      <text:p text:style-name="P2"/>
      <text:p text:style-name="P2">Exercice 2 :</text:p>
      <text:p text:style-name="P2"/>
      <text:p text:style-name="P2">1_ </text:p>
      <text:p text:style-name="P5">En mode persistant :</text:p>
      <text:p text:style-name="P6">(<text:span text:style-name="T2">∑</text:span><text:span text:style-name="T3">i de 1 à m de RTTi)+ ts </text:span></text:p>
      <text:p text:style-name="P5"/>
      <text:p text:style-name="P5">En mode non persistant :</text:p>
      <text:p text:style-name="P6">(<text:span text:style-name="T2">∑</text:span><text:span text:style-name="T3">i de 1 à m de RTTi + ts) </text:span></text:p>
      <text:p text:style-name="P5"/>
      <text:p text:style-name="P5">Avec k connections parallèle :</text:p>
      <text:p text:style-name="P6">(<text:span text:style-name="T2">∑</text:span><text:span text:style-name="T3">i de 1 à m de RTTi + ts)/k</text:span></text:p>
      <text:p text:style-name="P5"/>
      <text:p text:style-name="P5">2_ </text:p>
      <text:p text:style-name="P7">Si l'adresse ip du serveur n'est pas dans le cache, le temps de connexion aura en plus un temps pour déterminé le protocole et pour la demande au DNS pour l'ip du serveur et ensuite fera la connexion au serveur.</text:p>
      <text:p text:style-name="P7">Non, car une fois une première conne<text:span text:style-name="T4">xion</text:span>, l'ip est dans le cache <text:span text:style-name="T4">(elle peut être parcontre périmée mas pas en un si court délai) </text:span>et donc le temps de connexion sera délesté de la partie de la demande au près du DNS.</text:p>
      <text:p text:style-name="P7"/>
      <text:p text:style-name="P5">Exercice 3 :</text:p>
      <text:p text:style-name="P5">(copier collé de 2014-2015)</text:p>
      <text:p text:style-name="P3"/>
      <text:p text:style-name="P7">1_ </text:p>
      <text:p text:style-name="P9">Domain name system est un service permettant de récupérer à partir d'un nom de domaine, une adresse ip. En effet pour au mieux aider les communications, un mécanisme a été mis en place pour associer à une adresse ip, un nom de domaine.</text:p>
      <text:p text:style-name="P9"><text:soft-page-break/></text:p>
      <text:p text:style-name="P10">2_</text:p>
      <text:p text:style-name="P10">Un serveur dns racine est un serveur qui répond aux <text:span text:style-name="T6">requêtes</text:span> qui c<text:span text:style-name="T6">oncerne les </text:span>nom de domaine de <text:span text:style-name="T6">premiers</text:span> niveau (top level domain).</text:p>
      <text:p text:style-name="P8">Ensuite ces derniers sont redirigé vers les top level domain serveur concerné (l<text:span text:style-name="T5">es top level domain est un domaine de premier niveau, c'est le dernier label du nom de domaine (.org, .com, etc.)</text:span>).</text:p>
      <text:p text:style-name="P4"/>
      <text:p text:style-name="P4">Authoritative name Serveur :</text:p>
      <text:p text:style-name="P8"><text:span text:style-name="T7">Dans l'arbre de nommage, une zone est associée à chaque noeud qui correspond, lui, à un domaine. Le serveur de nom dans lequel est stocké la base de données de la zone est dit "</text:span><text:span text:style-name="T8">faisant autorité sur la zone</text:span><text:span text:style-name="T7">". Il est aussi appelé </text:span><text:span text:style-name="T8">serveur autoritaire</text:span><text:span text:style-name="T7">. Compte tenu de l'importance de la base de données de zone, il y a en général plusieurs serveurs autoritaires pour chaque zone (voir aussi le cas des serveurs root). </text:span></text:p>
      <text:p text:style-name="P8"/>
      <text:p text:style-name="P8"/>
      <text:p text:style-name="P5">3_</text:p>
      <text:p text:style-name="P13"><text:span text:style-name="T10">M</text:span><text:span text:style-name="T9">ode récursif</text:span> : le clien<text:span text:style-name="T11">t</text:span> envoie une requête au serveur DNS ; ce dernier renvoie une réponse complète au client qui est soit la correspondance recherchée soit un message d'erreur. Le serveur doit au besoin interroger d'autres serveurs de noms si le nom de domaine concerné par la requête n'est pas dans son cache et se trouve dans une zone pour laquelle il n'est pas autoritaire.</text:p>
      <text:p text:style-name="P13"><text:span text:style-name="T10">M</text:span><text:span text:style-name="T9">ode itératif</text:span> : le client envoie une requête au serveur DNS ; ce dernier renvoie soit la réponse complète soit une réponse partielle. Le client va alors lancer une autre requête vers le serveur spécifié dans la réponse précédente. Ce processus est répété autant de fois que nécessaire, permettant en principe au client d'avancer à chaque requête d'un niveau dans l'arborescence qui mène vers le nom de domaine recherché. </text:p>
      <text:p text:style-name="P8"/>
      <text:p text:style-name="P5">4_ </text:p>
      <text:p text:style-name="P15">Lorsque le navigateur doit accéder à un serveur dont il connaît le nom, par exemple www.smile.fr, il commence par rechercher l’adresse IP correspondant à ce serveur www sur le domaine smile.fr, en adressant une requête à son serveur DNS, qui lui-même, s’il ne dispose pas de l’information, interrogera d’autres serveurs DNS, de manière récursive. Une fois que le poste client a obtenu l’adresse IP, il la conserve en cache selon différentes règles, généralement de l’ordre d’une demi-heure.</text:p>
      <text:p text:style-name="Text_20_body">C’est dans cette phase d’association entre un nom de serveur et une adresse IP, c’est à dire un serveur, qu’intervient la répartition de charge de niveau DNS, simplement en fournissant différentes adresses IP pour un même nom de serveur.</text:p>
      <text:p text:style-name="P5"/>
      <text:p text:style-name="P5"/>
      <text:p text:style-name="P5">5_</text:p>
      <text:p text:style-name="P14">Le protocole DNS a été conçu avec un souci minimum de la sécurité.</text:p>
      <text:p text:style-name="P12"><text:span text:style-name="T12">Il est un élément important concernant la sécurité car il peut être exploitable par usurpation d'identité,</text:span><text:span text:style-name="T13">déni de service(rendant l'acces au site web impossible via son adresse) ou </text:span><text:span text:style-name="T12"><text:s/></text:span><text:span text:style-name="T13">empoisonnement du cache DNS.</text:span><text:span text:style-name="T12"> </text:span></text:p>
      <text:p text:style-name="P12"><text:span text:style-name="T14">Une des plus importantes </text:span><text:span text:style-name="T15">attaque</text:span><text:span text:style-name="T14"> fut celle menée contre les serveurs de </text:span><text:span text:style-name="T16">AT&amp;T</text:span><text:span text:style-name="T14">. L'attaque empoisonnant le cache des serveurs DNS de AT&amp;T a permis au pirate informatique de rediriger toutes les requêtes à Google vers un site d'</text:span><text:span text:style-name="T16">hameçonnage13</text:span><text:span text:style-name="T14">.</text:span></text:p>
      <text:p text:style-name="P11"/>
      <text:p text:style-name="P8"/>
      <text:p text:style-name="P8"/>
      <text:p text:style-name="P8"/>
      <text:p text:style-name="P5"><text:soft-page-break/><text:span text:style-name="T7">Exercice 4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Helvetica, sans-serif"/>
    <style:font-face style:name="Liberation Serif1" svg:font-family="'Liberation Serif'" style:font-family-generic="roman"/>
    <style:font-face style:name="FreeSans1" svg:font-family="FreeSans" style:font-family-generic="swis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22:36:49.977512385</meta:creation-date>
    <dc:date>2015-12-13T23:11:02.769006989</dc:date>
    <meta:editing-duration>PT17M32S</meta:editing-duration>
    <meta:editing-cycles>2</meta:editing-cycles>
    <meta:generator>LibreOffice/4.2.8.2$Linux_X86_64 LibreOffice_project/420m0$Build-2</meta:generator>
    <meta:document-statistic meta:table-count="0" meta:image-count="0" meta:object-count="0" meta:page-count="3" meta:paragraph-count="47" meta:word-count="766" meta:character-count="4329" meta:non-whitespace-character-count="3598"/>
  </office:meta>
</office:document-meta>
</file>